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ource Sans Pro" fo:font-size="11pt" officeooo:rsid="0010234f" officeooo:paragraph-rsid="00145ae2" style:font-size-asian="11pt" style:font-size-complex="11pt"/>
    </style:style>
    <style:style style:name="P2" style:family="paragraph" style:parent-style-name="Standard" style:list-style-name="L9">
      <style:text-properties fo:color="#000000" style:font-name="Source Sans Pro" fo:font-size="11pt" officeooo:rsid="0011e0a1" officeooo:paragraph-rsid="00145ae2" style:font-size-asian="11pt" style:font-size-complex="11pt"/>
    </style:style>
    <style:style style:name="P3" style:family="paragraph" style:parent-style-name="Standard">
      <style:text-properties fo:color="#00a65d" style:font-name="Source Sans Pro" fo:font-size="11pt" officeooo:rsid="0010234f" officeooo:paragraph-rsid="00104db8" style:font-size-asian="11pt" style:font-size-complex="11pt"/>
    </style:style>
    <style:style style:name="P4" style:family="paragraph" style:parent-style-name="Standard">
      <style:text-properties fo:color="#00a65d" style:font-name="Source Sans Pro" fo:font-size="11pt" officeooo:rsid="0010234f" officeooo:paragraph-rsid="0010234f" style:font-size-asian="11pt" style:font-size-complex="11pt"/>
    </style:style>
    <style:style style:name="P5" style:family="paragraph" style:parent-style-name="Standard">
      <style:text-properties style:font-name="Source Sans Pro" officeooo:rsid="000c8be0" officeooo:paragraph-rsid="000c8be0"/>
    </style:style>
    <style:style style:name="P6" style:family="paragraph" style:parent-style-name="Standard">
      <style:text-properties style:font-name="Source Sans Pro" fo:font-size="11pt" officeooo:rsid="0011cc78" officeooo:paragraph-rsid="0011cc78" style:font-size-asian="11pt" style:font-size-complex="11pt"/>
    </style:style>
    <style:style style:name="P7" style:family="paragraph" style:parent-style-name="Standard" style:list-style-name="L11">
      <style:text-properties style:font-name="Source Sans Pro" fo:font-size="11pt" officeooo:rsid="0011cc78" officeooo:paragraph-rsid="0011cc78" style:font-size-asian="11pt" style:font-size-complex="11pt"/>
    </style:style>
    <style:style style:name="P8" style:family="paragraph" style:parent-style-name="Standard" style:list-style-name="L12">
      <style:text-properties style:font-name="Source Sans Pro" fo:font-size="11pt" officeooo:rsid="0011cc78" officeooo:paragraph-rsid="0011cc78" style:font-size-asian="11pt" style:font-size-complex="11pt"/>
    </style:style>
    <style:style style:name="P9" style:family="paragraph" style:parent-style-name="Standard" style:list-style-name="L12">
      <style:text-properties style:font-name="Source Sans Pro" fo:font-size="11pt" officeooo:rsid="0011cc78" officeooo:paragraph-rsid="0017d21f" style:font-size-asian="11pt" style:font-size-complex="11pt"/>
    </style:style>
    <style:style style:name="P10" style:family="paragraph" style:parent-style-name="Standard">
      <style:text-properties style:font-name="Source Sans Pro" fo:font-size="11pt" officeooo:rsid="0011cc78" officeooo:paragraph-rsid="0017d21f" style:font-size-asian="11pt" style:font-size-complex="11pt"/>
    </style:style>
    <style:style style:name="P11" style:family="paragraph" style:parent-style-name="Standard">
      <style:text-properties style:font-name="Source Sans Pro" fo:font-size="11pt" officeooo:rsid="0011cc78" officeooo:paragraph-rsid="001b3a38" style:font-size-asian="11pt" style:font-size-complex="11pt"/>
    </style:style>
    <style:style style:name="P12" style:family="paragraph" style:parent-style-name="Standard">
      <style:text-properties style:font-name="Source Sans Pro" fo:font-size="11pt" officeooo:rsid="000c8be0" officeooo:paragraph-rsid="0011cc78" style:font-size-asian="11pt" style:font-size-complex="11pt"/>
    </style:style>
    <style:style style:name="P13" style:family="paragraph" style:parent-style-name="Standard" style:list-style-name="L5">
      <style:text-properties style:font-name="Source Sans Pro" fo:font-size="11pt" officeooo:rsid="00104db8" officeooo:paragraph-rsid="00104db8" style:font-size-asian="11pt" style:font-size-complex="11pt"/>
    </style:style>
    <style:style style:name="P14" style:family="paragraph" style:parent-style-name="Standard" style:list-style-name="L5">
      <style:text-properties style:font-name="Source Sans Pro" fo:font-size="11pt" officeooo:rsid="00104db8" officeooo:paragraph-rsid="0017d21f" style:font-size-asian="11pt" style:font-size-complex="11pt"/>
    </style:style>
    <style:style style:name="P15" style:family="paragraph" style:parent-style-name="Standard" style:list-style-name="L5">
      <style:text-properties style:font-name="Source Sans Pro" fo:font-size="11pt" officeooo:rsid="00104db8" officeooo:paragraph-rsid="001b3a38" style:font-size-asian="11pt" style:font-size-complex="11pt"/>
    </style:style>
    <style:style style:name="P16" style:family="paragraph" style:parent-style-name="Standard" style:list-style-name="L11">
      <style:text-properties style:font-name="Source Sans Pro" fo:font-size="11pt" officeooo:rsid="00104db8" officeooo:paragraph-rsid="00104db8" style:font-size-asian="11pt" style:font-size-complex="11pt"/>
    </style:style>
    <style:style style:name="P17" style:family="paragraph" style:parent-style-name="Standard">
      <style:text-properties style:font-name="Source Sans Pro" fo:font-size="11pt" officeooo:rsid="00104db8" officeooo:paragraph-rsid="0017d21f" style:font-size-asian="11pt" style:font-size-complex="11pt"/>
    </style:style>
    <style:style style:name="P18" style:family="paragraph" style:parent-style-name="Standard">
      <style:text-properties style:font-name="Source Sans Pro" fo:font-size="11pt" officeooo:rsid="000ea884" officeooo:paragraph-rsid="000c8be0" style:font-size-asian="11pt" style:font-size-complex="11pt"/>
    </style:style>
    <style:style style:name="P19" style:family="paragraph" style:parent-style-name="Standard" style:list-style-name="L8">
      <style:text-properties style:font-name="Source Sans Pro" fo:font-size="11pt" officeooo:rsid="0010234f" officeooo:paragraph-rsid="0010234f" style:font-size-asian="11pt" style:font-size-complex="11pt"/>
    </style:style>
    <style:style style:name="P20" style:family="paragraph" style:parent-style-name="Standard">
      <style:text-properties style:font-name="Source Sans Pro" fo:font-size="11pt" officeooo:rsid="0010234f" officeooo:paragraph-rsid="0010234f" style:font-size-asian="11pt" style:font-size-complex="11pt"/>
    </style:style>
    <style:style style:name="P21" style:family="paragraph" style:parent-style-name="Standard" style:list-style-name="L10">
      <style:text-properties style:font-name="Source Sans Pro" fo:font-size="11pt" officeooo:rsid="0010234f" officeooo:paragraph-rsid="0010234f" style:font-size-asian="11pt" style:font-size-complex="11pt"/>
    </style:style>
    <style:style style:name="P22" style:family="paragraph" style:parent-style-name="Standard" style:list-style-name="L15">
      <style:text-properties style:font-name="Source Sans Pro" fo:font-size="11pt" officeooo:rsid="0010234f" officeooo:paragraph-rsid="00145ae2" style:font-size-asian="11pt" style:font-size-complex="11pt"/>
    </style:style>
    <style:style style:name="P23" style:family="paragraph" style:parent-style-name="Standard" style:list-style-name="L16">
      <style:text-properties style:font-name="Source Sans Pro" fo:font-size="11pt" officeooo:rsid="0010234f" officeooo:paragraph-rsid="00145ae2" style:font-size-asian="11pt" style:font-size-complex="11pt"/>
    </style:style>
    <style:style style:name="P24" style:family="paragraph" style:parent-style-name="Standard" style:list-style-name="L16">
      <style:text-properties style:font-name="Source Sans Pro" fo:font-size="11pt" officeooo:rsid="0010234f" officeooo:paragraph-rsid="001626bc" style:font-size-asian="11pt" style:font-size-complex="11pt"/>
    </style:style>
    <style:style style:name="P25" style:family="paragraph" style:parent-style-name="Standard" style:list-style-name="L35">
      <style:text-properties style:font-name="Source Sans Pro" fo:font-size="11pt" officeooo:rsid="0010234f" officeooo:paragraph-rsid="001626bc" style:font-size-asian="11pt" style:font-size-complex="11pt"/>
    </style:style>
    <style:style style:name="P26" style:family="paragraph" style:parent-style-name="Standard" style:list-style-name="L17">
      <style:text-properties style:font-name="Source Sans Pro" fo:font-size="11pt" officeooo:rsid="0010234f" officeooo:paragraph-rsid="00145ae2" style:font-size-asian="11pt" style:font-size-complex="11pt"/>
    </style:style>
    <style:style style:name="P27" style:family="paragraph" style:parent-style-name="Standard">
      <style:text-properties style:font-name="Source Sans Pro" fo:font-size="11pt" officeooo:rsid="0010234f" officeooo:paragraph-rsid="00145ae2" style:font-size-asian="11pt" style:font-size-complex="11pt"/>
    </style:style>
    <style:style style:name="P28" style:family="paragraph" style:parent-style-name="Standard" style:list-style-name="L8">
      <style:text-properties style:font-name="Source Sans Pro" fo:font-size="11pt" officeooo:rsid="0011e0a1" officeooo:paragraph-rsid="0011e0a1" style:font-size-asian="11pt" style:font-size-complex="11pt"/>
    </style:style>
    <style:style style:name="P29" style:family="paragraph" style:parent-style-name="Standard" style:list-style-name="L9">
      <style:text-properties style:font-name="Source Sans Pro" fo:font-size="11pt" officeooo:rsid="0011e0a1" officeooo:paragraph-rsid="00145ae2" style:font-size-asian="11pt" style:font-size-complex="11pt"/>
    </style:style>
    <style:style style:name="P30" style:family="paragraph" style:parent-style-name="Standard" style:list-style-name="L13">
      <style:text-properties style:font-name="Source Sans Pro" fo:font-size="11pt" officeooo:rsid="0011e0a1" officeooo:paragraph-rsid="0011e0a1" style:font-size-asian="11pt" style:font-size-complex="11pt"/>
    </style:style>
    <style:style style:name="P31" style:family="paragraph" style:parent-style-name="Standard" style:list-style-name="L14">
      <style:text-properties style:font-name="Source Sans Pro" fo:font-size="11pt" officeooo:rsid="0011e0a1" officeooo:paragraph-rsid="00145ae2" style:font-size-asian="11pt" style:font-size-complex="11pt"/>
    </style:style>
    <style:style style:name="P32" style:family="paragraph" style:parent-style-name="Standard" style:list-style-name="L18">
      <style:text-properties style:font-name="Source Sans Pro" fo:font-size="11pt" officeooo:rsid="0011e0a1" officeooo:paragraph-rsid="0017d21f" style:font-size-asian="11pt" style:font-size-complex="11pt"/>
    </style:style>
    <style:style style:name="P33" style:family="paragraph" style:parent-style-name="Standard" style:list-style-name="L21">
      <style:text-properties style:font-name="Source Sans Pro" fo:font-size="11pt" officeooo:rsid="0011e0a1" officeooo:paragraph-rsid="0011e0a1" style:font-size-asian="11pt" style:font-size-complex="11pt"/>
    </style:style>
    <style:style style:name="P34" style:family="paragraph" style:parent-style-name="Standard">
      <style:text-properties style:font-name="Source Sans Pro" fo:font-size="11pt" officeooo:rsid="0011e0a1" officeooo:paragraph-rsid="0011e0a1" style:font-size-asian="11pt" style:font-size-complex="11pt"/>
    </style:style>
    <style:style style:name="P35" style:family="paragraph" style:parent-style-name="Standard">
      <style:text-properties style:font-name="Source Sans Pro" fo:font-size="11pt" officeooo:rsid="00145ae2" officeooo:paragraph-rsid="00145ae2" style:font-size-asian="11pt" style:font-size-complex="11pt"/>
    </style:style>
    <style:style style:name="P36" style:family="paragraph" style:parent-style-name="Standard" style:list-style-name="L16">
      <style:text-properties style:font-name="Source Sans Pro" fo:font-size="11pt" officeooo:rsid="001626bc" officeooo:paragraph-rsid="00145ae2" style:font-size-asian="11pt" style:font-size-complex="11pt"/>
    </style:style>
    <style:style style:name="P37" style:family="paragraph" style:parent-style-name="Standard" style:list-style-name="L17">
      <style:text-properties style:font-name="Source Sans Pro" fo:font-size="11pt" officeooo:rsid="000beb57" officeooo:paragraph-rsid="00145ae2" style:font-size-asian="11pt" style:font-size-complex="11pt"/>
    </style:style>
    <style:style style:name="P38" style:family="paragraph" style:parent-style-name="Standard" style:list-style-name="L27">
      <style:text-properties style:font-name="Source Sans Pro" fo:font-size="11pt" officeooo:rsid="000d9da2" officeooo:paragraph-rsid="0017d21f" style:font-size-asian="11pt" style:font-size-complex="11pt"/>
    </style:style>
    <style:style style:name="P39" style:family="paragraph" style:parent-style-name="Standard" style:list-style-name="L38">
      <style:text-properties style:font-name="Source Sans Pro" fo:font-size="11pt" officeooo:rsid="000d9da2" officeooo:paragraph-rsid="001bf200" style:font-size-asian="11pt" style:font-size-complex="11pt"/>
    </style:style>
    <style:style style:name="P40" style:family="paragraph" style:parent-style-name="Standard">
      <style:text-properties style:font-name="Source Sans Pro" fo:font-size="11pt" officeooo:rsid="000d9da2" officeooo:paragraph-rsid="001bf200" style:font-size-asian="11pt" style:font-size-complex="11pt"/>
    </style:style>
    <style:style style:name="P41" style:family="paragraph" style:parent-style-name="Standard">
      <style:text-properties style:font-name="Source Sans Pro" fo:font-size="11pt" fo:font-weight="bold" officeooo:rsid="000cc689" officeooo:paragraph-rsid="000cc689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Source Sans Pro" fo:font-size="11pt" fo:font-weight="bold" officeooo:rsid="000cc689" officeooo:paragraph-rsid="000ea884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Source Sans Pro" fo:font-size="11pt" fo:font-weight="bold" officeooo:rsid="000cc689" officeooo:paragraph-rsid="00104db8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Source Sans Pro" fo:font-size="11pt" fo:font-weight="bold" officeooo:rsid="000cc689" officeooo:paragraph-rsid="00145ae2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Source Sans Pro" fo:font-size="11pt" fo:font-weight="bold" officeooo:rsid="000cc689" officeooo:paragraph-rsid="0011e0a1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Source Sans Pro" fo:font-size="11pt" fo:font-weight="bold" officeooo:rsid="000cc689" officeooo:paragraph-rsid="0010234f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Source Sans Pro" fo:font-size="11pt" style:text-underline-style="solid" style:text-underline-width="auto" style:text-underline-color="font-color" fo:font-weight="normal" officeooo:rsid="000cc689" officeooo:paragraph-rsid="000cc689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Source Sans Pro" fo:font-size="11pt" style:text-underline-style="solid" style:text-underline-width="auto" style:text-underline-color="font-color" officeooo:rsid="000ea884" officeooo:paragraph-rsid="000ea884" style:font-size-asian="11pt" style:font-size-complex="11pt"/>
    </style:style>
    <style:style style:name="P49" style:family="paragraph" style:parent-style-name="Standard">
      <style:text-properties style:font-name="Source Sans Pro" fo:font-size="11pt" style:text-underline-style="solid" style:text-underline-width="auto" style:text-underline-color="font-color" officeooo:rsid="0010234f" officeooo:paragraph-rsid="0010234f" style:font-size-asian="11pt" style:font-size-complex="11pt"/>
    </style:style>
    <style:style style:name="P50" style:family="paragraph" style:parent-style-name="Standard">
      <style:text-properties style:font-name="Source Sans Pro" fo:font-size="11pt" style:text-underline-style="solid" style:text-underline-width="auto" style:text-underline-color="font-color" officeooo:rsid="0011cc78" officeooo:paragraph-rsid="0011cc78" style:font-size-asian="11pt" style:font-size-complex="11pt"/>
    </style:style>
    <style:style style:name="P51" style:family="paragraph" style:parent-style-name="Standard">
      <style:text-properties style:font-name="Source Sans Pro" fo:font-size="11pt" style:text-underline-style="solid" style:text-underline-width="auto" style:text-underline-color="font-color" officeooo:rsid="0011cc78" officeooo:paragraph-rsid="0017d21f" style:font-size-asian="11pt" style:font-size-complex="11pt"/>
    </style:style>
    <style:style style:name="P52" style:family="paragraph" style:parent-style-name="Standard">
      <style:text-properties style:font-name="Source Sans Pro" fo:font-size="11pt" style:text-underline-style="solid" style:text-underline-width="auto" style:text-underline-color="font-color" officeooo:rsid="0011cc78" officeooo:paragraph-rsid="0011e0a1" style:font-size-asian="11pt" style:font-size-complex="11pt"/>
    </style:style>
    <style:style style:name="P53" style:family="paragraph" style:parent-style-name="Standard">
      <style:text-properties style:font-name="Source Sans Pro" fo:font-size="11pt" style:text-underline-style="solid" style:text-underline-width="auto" style:text-underline-color="font-color" officeooo:rsid="0011e0a1" officeooo:paragraph-rsid="00145ae2" style:font-size-asian="11pt" style:font-size-complex="11pt"/>
    </style:style>
    <style:style style:name="P54" style:family="paragraph" style:parent-style-name="Standard">
      <style:text-properties style:font-name="Source Sans Pro" fo:font-size="11pt" style:text-underline-style="solid" style:text-underline-width="auto" style:text-underline-color="font-color" officeooo:rsid="001626bc" officeooo:paragraph-rsid="00145ae2" style:font-size-asian="11pt" style:font-size-complex="11pt"/>
    </style:style>
    <style:style style:name="P55" style:family="paragraph" style:parent-style-name="Standard" style:list-style-name="L1">
      <style:text-properties style:font-name="Source Sans Pro" fo:font-size="11pt" fo:font-weight="normal" officeooo:rsid="000cc689" officeooo:paragraph-rsid="000ea884" style:font-size-asian="11pt" style:font-weight-asian="normal" style:font-size-complex="11pt" style:font-weight-complex="normal"/>
    </style:style>
    <style:style style:name="P56" style:family="paragraph" style:parent-style-name="Standard">
      <style:text-properties style:font-name="Source Sans Pro" fo:font-size="11pt" fo:font-weight="normal" officeooo:rsid="000cc689" officeooo:paragraph-rsid="001b3a38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font-name="Source Sans Pro" fo:font-size="11pt" fo:font-weight="normal" officeooo:rsid="000cc689" officeooo:paragraph-rsid="000cc689" style:font-size-asian="11pt" style:font-weight-asian="normal" style:font-size-complex="11pt" style:font-weight-complex="normal"/>
    </style:style>
    <style:style style:name="P58" style:family="paragraph" style:parent-style-name="Standard" style:list-style-name="L3">
      <style:text-properties style:font-name="Source Sans Pro" fo:font-size="11pt" fo:font-weight="normal" officeooo:rsid="000cc689" officeooo:paragraph-rsid="000d9da2" style:font-size-asian="11pt" style:font-weight-asian="normal" style:font-size-complex="11pt" style:font-weight-complex="normal"/>
    </style:style>
    <style:style style:name="P59" style:family="paragraph" style:parent-style-name="Standard" style:list-style-name="L4">
      <style:text-properties style:font-name="Source Sans Pro" fo:font-size="11pt" fo:font-weight="normal" officeooo:rsid="000d9da2" officeooo:paragraph-rsid="001b3a38" style:font-size-asian="11pt" style:font-weight-asian="normal" style:font-size-complex="11pt" style:font-weight-complex="normal"/>
    </style:style>
    <style:style style:name="P60" style:family="paragraph" style:parent-style-name="Standard" style:list-style-name="L5">
      <style:text-properties style:font-name="Source Sans Pro" fo:font-size="11pt" fo:font-weight="normal" officeooo:rsid="000d9da2" officeooo:paragraph-rsid="00104db8" style:font-size-asian="11pt" style:font-weight-asian="normal" style:font-size-complex="11pt" style:font-weight-complex="normal"/>
    </style:style>
    <style:style style:name="P61" style:family="paragraph" style:parent-style-name="Standard" style:list-style-name="L5">
      <style:text-properties style:font-name="Source Sans Pro" fo:font-size="11pt" fo:font-weight="normal" officeooo:rsid="000d9da2" officeooo:paragraph-rsid="0017d21f" style:font-size-asian="11pt" style:font-weight-asian="normal" style:font-size-complex="11pt" style:font-weight-complex="normal"/>
    </style:style>
    <style:style style:name="P62" style:family="paragraph" style:parent-style-name="Standard" style:list-style-name="L5">
      <style:text-properties style:font-name="Source Sans Pro" fo:font-size="11pt" fo:font-weight="normal" officeooo:rsid="000d9da2" officeooo:paragraph-rsid="001b3a38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Source Sans Pro" fo:font-size="11pt" fo:font-weight="normal" officeooo:rsid="000d9da2" officeooo:paragraph-rsid="000d9da2" style:font-size-asian="11pt" style:font-weight-asian="normal" style:font-size-complex="11pt" style:font-weight-complex="normal"/>
    </style:style>
    <style:style style:name="P64" style:family="paragraph" style:parent-style-name="Standard">
      <style:text-properties style:font-name="Source Sans Pro" fo:font-size="11pt" fo:font-weight="normal" officeooo:rsid="000d9da2" officeooo:paragraph-rsid="0017d21f" style:font-size-asian="11pt" style:font-weight-asian="normal" style:font-size-complex="11pt" style:font-weight-complex="normal"/>
    </style:style>
    <style:style style:name="P65" style:family="paragraph" style:parent-style-name="Standard">
      <style:text-properties style:font-name="Source Sans Pro" fo:font-size="11pt" fo:font-weight="normal" officeooo:rsid="000ea884" officeooo:paragraph-rsid="000d9da2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Source Sans Pro" fo:font-size="11pt" fo:font-weight="normal" officeooo:rsid="00104db8" officeooo:paragraph-rsid="00104db8" style:font-size-asian="11pt" style:font-weight-asian="normal" style:font-size-complex="11pt" style:font-weight-complex="normal"/>
    </style:style>
    <style:style style:name="P67" style:family="paragraph" style:parent-style-name="Standard" style:list-style-name="L6">
      <style:text-properties style:font-name="Source Sans Pro" fo:font-size="11pt" fo:font-weight="normal" officeooo:rsid="00104db8" officeooo:paragraph-rsid="00104db8" style:font-size-asian="11pt" style:font-weight-asian="normal" style:font-size-complex="11pt" style:font-weight-complex="normal"/>
    </style:style>
    <style:style style:name="P68" style:family="paragraph" style:parent-style-name="Standard" style:list-style-name="L5">
      <style:text-properties style:font-name="Source Sans Pro" fo:font-size="11pt" fo:font-weight="normal" officeooo:rsid="00104db8" officeooo:paragraph-rsid="0017d21f" style:font-size-asian="11pt" style:font-weight-asian="normal" style:font-size-complex="11pt" style:font-weight-complex="normal"/>
    </style:style>
    <style:style style:name="P69" style:family="paragraph" style:parent-style-name="Standard" style:list-style-name="L26">
      <style:text-properties style:font-name="Source Sans Pro" fo:font-size="11pt" fo:font-weight="normal" officeooo:rsid="00104db8" officeooo:paragraph-rsid="0017d21f" style:font-size-asian="11pt" style:font-weight-asian="normal" style:font-size-complex="11pt" style:font-weight-complex="normal"/>
    </style:style>
    <style:style style:name="P70" style:family="paragraph" style:parent-style-name="Standard" style:list-style-name="L37">
      <style:text-properties style:font-name="Source Sans Pro" fo:font-size="11pt" fo:font-weight="normal" officeooo:rsid="00104db8" officeooo:paragraph-rsid="001b3a38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Source Sans Pro" fo:font-size="11pt" fo:font-weight="normal" officeooo:rsid="0010234f" officeooo:paragraph-rsid="0010234f" style:font-size-asian="11pt" style:font-weight-asian="normal" style:font-size-complex="11pt" style:font-weight-complex="normal"/>
    </style:style>
    <style:style style:name="P72" style:family="paragraph" style:parent-style-name="Standard" style:list-style-name="L24">
      <style:text-properties style:font-name="Source Sans Pro" fo:font-size="11pt" fo:font-weight="normal" officeooo:rsid="0011e0a1" officeooo:paragraph-rsid="0017d21f" style:font-size-asian="11pt" style:font-weight-asian="normal" style:font-size-complex="11pt" style:font-weight-complex="normal"/>
    </style:style>
    <style:style style:name="P73" style:family="paragraph" style:parent-style-name="Standard" style:list-style-name="L5">
      <style:text-properties style:font-name="Source Sans Pro" fo:font-size="11pt" style:text-underline-style="none" officeooo:rsid="00104db8" officeooo:paragraph-rsid="0017d21f" style:font-size-asian="11pt" style:font-size-complex="11pt"/>
    </style:style>
    <style:style style:name="P74" style:family="paragraph" style:parent-style-name="Standard" style:list-style-name="L16">
      <style:text-properties style:font-name="Source Sans Pro" fo:font-size="11pt" style:text-underline-style="none" officeooo:rsid="00145ae2" officeooo:paragraph-rsid="001626bc" style:font-size-asian="11pt" style:font-size-complex="11pt"/>
    </style:style>
    <style:style style:name="P75" style:family="paragraph" style:parent-style-name="Standard" style:list-style-name="L16">
      <style:text-properties style:font-name="Source Sans Pro" fo:font-size="11pt" style:text-underline-style="none" officeooo:rsid="001626bc" officeooo:paragraph-rsid="00145ae2" style:font-size-asian="11pt" style:font-size-complex="11pt"/>
    </style:style>
    <style:style style:name="P76" style:family="paragraph" style:parent-style-name="Standard" style:list-style-name="L20">
      <style:text-properties style:font-name="Source Sans Pro" fo:font-size="11pt" style:text-underline-style="none" officeooo:rsid="0011e0a1" officeooo:paragraph-rsid="0017d21f" style:font-size-asian="11pt" style:font-size-complex="11pt"/>
    </style:style>
    <style:style style:name="P77" style:family="paragraph" style:parent-style-name="Standard" style:list-style-name="L17">
      <style:text-properties style:font-name="Source Sans Pro" fo:font-size="11pt" style:text-underline-style="none" fo:font-weight="normal" officeooo:rsid="0010234f" officeooo:paragraph-rsid="00145ae2" style:font-size-asian="11pt" style:font-weight-asian="normal" style:font-size-complex="11pt" style:font-weight-complex="normal"/>
    </style:style>
    <style:style style:name="P78" style:family="paragraph" style:parent-style-name="Standard">
      <style:text-properties style:font-name="Source Sans Pro" fo:font-size="11pt" style:text-underline-style="none" fo:font-weight="normal" officeooo:rsid="0010234f" officeooo:paragraph-rsid="00145ae2" style:font-size-asian="11pt" style:font-weight-asian="normal" style:font-size-complex="11pt" style:font-weight-complex="normal"/>
    </style:style>
    <style:style style:name="P79" style:family="paragraph" style:parent-style-name="Standard" style:list-style-name="L22">
      <style:text-properties style:font-name="Source Sans Pro" fo:font-size="11pt" fo:font-style="normal" fo:font-weight="normal" officeooo:rsid="0011e0a1" officeooo:paragraph-rsid="0011e0a1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style:font-name="Source Sans Pro" fo:font-size="11pt" fo:font-style="normal" fo:font-weight="normal" officeooo:rsid="0011e0a1" officeooo:paragraph-rsid="0011e0a1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25">
      <style:text-properties style:font-name="Source Sans Pro" fo:font-size="11pt" fo:font-style="normal" fo:font-weight="normal" officeooo:rsid="0011e0a1" officeooo:paragraph-rsid="0017d21f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style:font-name="Source Sans Pro" fo:font-size="11pt" fo:font-style="normal" fo:font-weight="normal" officeooo:rsid="0011cc78" officeooo:paragraph-rsid="0017d21f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 style:list-style-name="L23">
      <style:text-properties style:font-name="Source Sans Pro" fo:font-size="11pt" fo:font-style="normal" fo:font-weight="normal" officeooo:rsid="0010234f" officeooo:paragraph-rsid="0017d21f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style:font-name="Source Sans Pro" fo:font-size="11pt" fo:font-style="normal" fo:font-weight="normal" officeooo:rsid="0011e0a1" officeooo:paragraph-rsid="00196f84" fo:background-color="#fff200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style:font-name="Source Sans Pro" fo:font-size="11pt" fo:font-style="normal" fo:font-weight="bold" officeooo:rsid="000cc689" officeooo:paragraph-rsid="0011e0a1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Standard">
      <style:text-properties style:font-name="Source Sans Pro" fo:font-size="11pt" fo:font-style="normal" style:text-underline-style="solid" style:text-underline-width="auto" style:text-underline-color="font-color" fo:font-weight="normal" officeooo:rsid="0011cc78" officeooo:paragraph-rsid="0011e0a1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style:font-name="Source Sans Pro" fo:font-size="11pt" fo:font-style="normal" style:text-underline-style="solid" style:text-underline-width="auto" style:text-underline-color="font-color" fo:font-weight="normal" officeooo:rsid="0011e0a1" officeooo:paragraph-rsid="0010234f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28">
      <style:text-properties style:font-name="Source Sans Pro" fo:font-size="11pt" fo:font-style="normal" style:text-underline-style="none" fo:font-weight="normal" officeooo:rsid="0011e0a1" officeooo:paragraph-rsid="0010234f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 style:list-style-name="L28">
      <style:text-properties style:font-name="Source Sans Pro" fo:font-size="11pt" fo:font-style="normal" style:text-underline-style="none" fo:font-weight="normal" officeooo:rsid="0011e0a1" officeooo:paragraph-rsid="0011e0a1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 style:list-style-name="L29">
      <style:text-properties style:font-name="Source Sans Pro" fo:font-size="11pt" fo:font-style="normal" style:text-underline-style="none" fo:font-weight="normal" officeooo:rsid="0011e0a1" officeooo:paragraph-rsid="0010234f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30">
      <style:text-properties style:font-name="Source Sans Pro" fo:font-size="11pt" fo:font-style="normal" style:text-underline-style="none" fo:font-weight="normal" officeooo:rsid="0011e0a1" officeooo:paragraph-rsid="0010234f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style:font-name="Source Sans Pro" fo:font-size="11pt" fo:font-style="normal" style:text-underline-style="none" fo:font-weight="normal" officeooo:rsid="0011e0a1" officeooo:paragraph-rsid="0010234f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style:font-name="Source Sans Pro" fo:font-size="11pt" fo:font-style="normal" style:text-underline-style="none" fo:font-weight="normal" officeooo:rsid="0011cc78" officeooo:paragraph-rsid="001b3a38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style:font-name="Source Sans Pro" fo:font-size="11pt" fo:font-style="normal" style:text-underline-style="none" fo:font-weight="bold" officeooo:rsid="000cc689" officeooo:paragraph-rsid="001b3a38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Standard">
      <style:text-properties style:font-name="Source Sans Pro" fo:font-size="11pt" fo:font-style="italic" fo:font-weight="normal" officeooo:rsid="0011e0a1" officeooo:paragraph-rsid="00196f84" fo:background-color="#fff200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Standard" style:list-style-name="L1">
      <style:text-properties style:font-name="Source Sans Pro" officeooo:paragraph-rsid="000ea884"/>
    </style:style>
    <style:style style:name="P97" style:family="paragraph" style:parent-style-name="Standard" style:list-style-name="L2">
      <style:text-properties style:font-name="Source Sans Pro" officeooo:paragraph-rsid="000ea884"/>
    </style:style>
    <style:style style:name="P98" style:family="paragraph" style:parent-style-name="Standard">
      <style:text-properties style:font-name="Source Sans Pro" officeooo:rsid="000d9da2" officeooo:paragraph-rsid="00104db8"/>
    </style:style>
    <style:style style:name="P99" style:family="paragraph" style:parent-style-name="Standard">
      <style:text-properties style:font-name="Source Sans Pro" officeooo:rsid="000d9da2" officeooo:paragraph-rsid="0017d21f"/>
    </style:style>
    <style:style style:name="P100" style:family="paragraph" style:parent-style-name="Standard">
      <style:text-properties style:font-name="Source Sans Pro" officeooo:rsid="000d9da2" officeooo:paragraph-rsid="001b3a38"/>
    </style:style>
    <style:style style:name="P101" style:family="paragraph" style:parent-style-name="Standard" style:list-style-name="L5">
      <style:text-properties style:font-name="Source Sans Pro" officeooo:paragraph-rsid="00104db8"/>
    </style:style>
    <style:style style:name="P102" style:family="paragraph" style:parent-style-name="Standard" style:list-style-name="L5">
      <style:text-properties style:font-name="Source Sans Pro" officeooo:paragraph-rsid="0017d21f"/>
    </style:style>
    <style:style style:name="P103" style:family="paragraph" style:parent-style-name="Standard" style:list-style-name="L5">
      <style:text-properties style:font-name="Source Sans Pro" officeooo:paragraph-rsid="001b3a38"/>
    </style:style>
    <style:style style:name="P104" style:family="paragraph" style:parent-style-name="Standard" style:list-style-name="L7">
      <style:text-properties style:font-name="Source Sans Pro" officeooo:paragraph-rsid="00104db8"/>
    </style:style>
    <style:style style:name="P105" style:family="paragraph" style:parent-style-name="Standard" style:list-style-name="L31">
      <style:text-properties style:font-name="Source Sans Pro" officeooo:paragraph-rsid="00145ae2"/>
    </style:style>
    <style:style style:name="P106" style:family="paragraph" style:parent-style-name="Standard" style:list-style-name="L32">
      <style:text-properties style:font-name="Source Sans Pro" officeooo:paragraph-rsid="00145ae2"/>
    </style:style>
    <style:style style:name="P107" style:family="paragraph" style:parent-style-name="Standard" style:list-style-name="L33">
      <style:text-properties style:font-name="Source Sans Pro" officeooo:paragraph-rsid="0010234f"/>
    </style:style>
    <style:style style:name="P108" style:family="paragraph" style:parent-style-name="Standard" style:list-style-name="L34">
      <style:text-properties style:font-name="Source Sans Pro" officeooo:paragraph-rsid="0010234f"/>
    </style:style>
    <style:style style:name="P109" style:family="paragraph" style:parent-style-name="Standard" style:list-style-name="L14">
      <style:text-properties style:font-name="Source Sans Pro" officeooo:rsid="0011e0a1" officeooo:paragraph-rsid="001b3a38"/>
    </style:style>
    <style:style style:name="P110" style:family="paragraph" style:parent-style-name="Standard" style:list-style-name="L35">
      <style:text-properties style:font-name="Source Sans Pro" officeooo:paragraph-rsid="001b3a38"/>
    </style:style>
    <style:style style:name="P111" style:family="paragraph" style:parent-style-name="Standard">
      <style:text-properties style:font-name="Source Sans Pro" officeooo:rsid="000beb57" officeooo:paragraph-rsid="00145ae2"/>
    </style:style>
    <style:style style:name="P112" style:family="paragraph" style:parent-style-name="Standard" style:list-style-name="L19">
      <style:text-properties style:font-name="Source Sans Pro" officeooo:rsid="000beb57" officeooo:paragraph-rsid="0017d21f"/>
    </style:style>
    <style:style style:name="P113" style:family="paragraph" style:parent-style-name="Standard" style:list-style-name="L10">
      <style:text-properties style:font-name="Source Sans Pro" officeooo:rsid="0010234f" officeooo:paragraph-rsid="00145ae2"/>
    </style:style>
    <style:style style:name="P114" style:family="paragraph" style:parent-style-name="Standard" style:list-style-name="L35">
      <style:text-properties style:font-name="Source Sans Pro" officeooo:rsid="0010234f" officeooo:paragraph-rsid="00145ae2"/>
    </style:style>
    <style:style style:name="P115" style:family="paragraph" style:parent-style-name="Standard">
      <style:text-properties style:font-name="Source Sans Pro" officeooo:paragraph-rsid="00145ae2"/>
    </style:style>
    <style:style style:name="P116" style:family="paragraph" style:parent-style-name="Standard">
      <style:text-properties style:font-name="Source Sans Pro" officeooo:rsid="000cd023" officeooo:paragraph-rsid="00145ae2"/>
    </style:style>
    <style:style style:name="P117" style:family="paragraph" style:parent-style-name="Standard">
      <style:text-properties style:font-name="Source Sans Pro" style:text-underline-style="solid" style:text-underline-width="auto" style:text-underline-color="font-color" officeooo:rsid="000beb57" officeooo:paragraph-rsid="00145ae2"/>
    </style:style>
    <style:style style:name="P118" style:family="paragraph" style:parent-style-name="Standard">
      <style:text-properties style:font-name="Source Sans Pro" style:text-underline-style="solid" style:text-underline-width="auto" style:text-underline-color="font-color" officeooo:rsid="00100873" officeooo:paragraph-rsid="00145ae2"/>
    </style:style>
    <style:style style:name="P119" style:family="paragraph" style:parent-style-name="Standard">
      <style:text-properties style:font-name="Source Sans Pro" officeooo:paragraph-rsid="001626bc"/>
    </style:style>
    <style:style style:name="P120" style:family="paragraph" style:parent-style-name="Standard" style:list-style-name="L36">
      <style:text-properties style:font-name="Source Sans Pro" officeooo:paragraph-rsid="001626bc"/>
    </style:style>
    <style:style style:name="P121" style:family="paragraph" style:parent-style-name="Standard">
      <style:text-properties style:font-name="Source Sans Pro" officeooo:rsid="0015dc4d" officeooo:paragraph-rsid="0011e0a1"/>
    </style:style>
    <style:style style:name="P122" style:family="paragraph" style:parent-style-name="Standard">
      <style:text-properties style:font-name="Source Sans Pro" fo:font-style="normal" fo:font-weight="bold" officeooo:rsid="0017c9db" officeooo:paragraph-rsid="0011e0a1" style:font-style-asian="normal" style:font-weight-asian="bold" style:font-style-complex="normal" style:font-weight-complex="bold"/>
    </style:style>
    <style:style style:name="P123" style:family="paragraph" style:parent-style-name="Standard">
      <style:text-properties style:font-name="Source Sans Pro" fo:font-style="normal" fo:font-weight="normal" officeooo:rsid="0017c9db" officeooo:paragraph-rsid="0011e0a1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style:font-name="Source Sans Pro" officeooo:paragraph-rsid="00196f84"/>
    </style:style>
    <style:style style:name="P125" style:family="paragraph" style:parent-style-name="Standard">
      <style:text-properties style:font-name="Source Sans Pro" fo:font-weight="bold" officeooo:rsid="00182d3d" officeooo:paragraph-rsid="0010234f" style:font-weight-asian="bold" style:font-weight-complex="bold"/>
    </style:style>
    <style:style style:name="P126" style:family="paragraph" style:parent-style-name="Standard">
      <style:text-properties style:font-name="Source Sans Pro" style:text-underline-style="none" fo:font-weight="normal" officeooo:rsid="001ab213" officeooo:paragraph-rsid="0010234f" style:font-weight-asian="normal" style:font-weight-complex="normal"/>
    </style:style>
    <style:style style:name="P127" style:family="paragraph" style:parent-style-name="Standard">
      <style:text-properties style:font-name="Source Sans Pro" fo:font-size="12pt" fo:font-weight="bold" officeooo:rsid="000cc689" officeooo:paragraph-rsid="000cc689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center" style:justify-single-word="false" fo:padding="0.049cm" fo:border="0.99pt solid #000000" style:shadow="#808080 0.18cm 0.18cm" style:writing-mode="page"/>
      <style:text-properties style:font-name="Source Sans Pro" officeooo:rsid="000c8be0" officeooo:paragraph-rsid="000c8be0"/>
    </style:style>
    <style:style style:name="P129" style:family="paragraph" style:parent-style-name="Standard">
      <style:paragraph-properties fo:break-before="page"/>
      <style:text-properties style:font-name="Source Sans Pro" fo:font-size="11pt" fo:font-weight="bold" officeooo:rsid="000cc689" officeooo:paragraph-rsid="0010234f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break-before="page"/>
      <style:text-properties style:font-name="Source Sans Pro" fo:font-size="12pt" fo:font-style="normal" fo:font-weight="bold" officeooo:rsid="000cc689" officeooo:paragraph-rsid="0011e0a1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break-before="page"/>
      <style:text-properties style:font-name="Source Sans Pro" fo:font-size="12pt" fo:font-weight="bold" officeooo:rsid="000cc689" officeooo:paragraph-rsid="0011e0a1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break-before="page"/>
      <style:text-properties style:font-name="Source Sans Pro" fo:font-size="12pt" fo:font-weight="bold" officeooo:rsid="000cc689" officeooo:paragraph-rsid="00145ae2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break-before="page"/>
      <style:text-properties style:font-name="Source Sans Pro" fo:font-size="12pt" fo:font-weight="bold" officeooo:rsid="000cc689" officeooo:paragraph-rsid="000ea884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break-before="page"/>
      <style:text-properties style:font-name="Source Sans Pro" fo:font-size="12pt" officeooo:rsid="000beb57" officeooo:paragraph-rsid="00145ae2" style:font-size-asian="12pt" style:font-size-complex="12pt"/>
    </style:style>
    <style:style style:name="P135" style:family="paragraph" style:parent-style-name="Footer">
      <style:text-properties fo:font-size="10pt" officeooo:rsid="001bf200" officeooo:paragraph-rsid="001bf200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234f" style:font-weight-asian="normal" style:font-weight-complex="normal"/>
    </style:style>
    <style:style style:name="T3" style:family="text">
      <style:text-properties fo:font-weight="normal" officeooo:rsid="00104db8" style:font-weight-asian="normal" style:font-weight-complex="normal"/>
    </style:style>
    <style:style style:name="T4" style:family="text">
      <style:text-properties fo:font-weight="normal" officeooo:rsid="000d9da2" style:font-weight-asian="normal" style:font-weight-complex="normal"/>
    </style:style>
    <style:style style:name="T5" style:family="text">
      <style:text-properties fo:font-weight="normal" officeooo:rsid="0017d21f" style:font-weight-asian="normal" style:font-weight-complex="normal"/>
    </style:style>
    <style:style style:name="T6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Verdana" fo:font-size="11pt" fo:font-weight="normal" officeooo:rsid="000cc689" style:font-size-asian="11pt" style:font-weight-asian="normal" style:font-size-complex="11pt" style:font-weight-complex="normal"/>
    </style:style>
    <style:style style:name="T8" style:family="text">
      <style:text-properties style:font-name="Verdana" fo:font-size="11pt" fo:font-weight="normal" officeooo:rsid="000d9da2" style:font-size-asian="11pt" style:font-weight-asian="normal" style:font-size-complex="11pt" style:font-weight-complex="normal"/>
    </style:style>
    <style:style style:name="T9" style:family="text">
      <style:text-properties style:font-name="Verdana" fo:font-size="11pt" fo:font-weight="normal" officeooo:rsid="000ea884" style:font-size-asian="11pt" style:font-weight-asian="normal" style:font-size-complex="11pt" style:font-weight-complex="normal"/>
    </style:style>
    <style:style style:name="T10" style:family="text">
      <style:text-properties style:font-name="Verdana" fo:font-size="11pt" fo:font-weight="normal" officeooo:rsid="0010234f" style:font-size-asian="11pt" style:font-weight-asian="normal" style:font-size-complex="11pt" style:font-weight-complex="normal"/>
    </style:style>
    <style:style style:name="T11" style:family="text">
      <style:text-properties style:font-name="Verdana" fo:font-size="11pt" fo:font-weight="normal" officeooo:rsid="00104db8" style:font-size-asian="11pt" style:font-weight-asian="normal" style:font-size-complex="11pt" style:font-weight-complex="normal"/>
    </style:style>
    <style:style style:name="T12" style:family="text">
      <style:text-properties style:font-name="Verdana" fo:font-size="11pt" style:font-size-asian="11pt" style:font-size-complex="11pt"/>
    </style:style>
    <style:style style:name="T13" style:family="text">
      <style:text-properties style:font-name="Verdana" fo:font-size="11pt" officeooo:rsid="0010234f" style:font-size-asian="11pt" style:font-size-complex="11pt"/>
    </style:style>
    <style:style style:name="T14" style:family="text">
      <style:text-properties style:font-name="Verdana" fo:font-size="11pt" officeooo:rsid="0011cc78" style:font-size-asian="11pt" style:font-size-complex="11pt"/>
    </style:style>
    <style:style style:name="T15" style:family="text">
      <style:text-properties style:font-name="Verdana" fo:font-size="11pt" officeooo:rsid="00145ae2" style:font-size-asian="11pt" style:font-size-complex="11pt"/>
    </style:style>
    <style:style style:name="T16" style:family="text">
      <style:text-properties style:font-name="Verdana" fo:font-size="11pt" fo:font-weight="bold" officeooo:rsid="00145ae2" style:font-size-asian="11pt" style:font-weight-asian="bold" style:font-size-complex="11pt" style:font-weight-complex="bold"/>
    </style:style>
    <style:style style:name="T17" style:family="text">
      <style:text-properties style:font-name="Verdana" fo:font-size="11pt" fo:font-weight="bold" officeooo:rsid="001626bc" style:font-size-asian="11pt" style:font-weight-asian="bold" style:font-size-complex="11pt" style:font-weight-complex="bold"/>
    </style:style>
    <style:style style:name="T18" style:family="text">
      <style:text-properties style:font-name="Verdana" fo:font-size="11pt" fo:font-weight="bold" officeooo:rsid="000cc689" style:font-size-asian="11pt" style:font-weight-asian="bold" style:font-size-complex="11pt" style:font-weight-complex="bold"/>
    </style:style>
    <style:style style:name="T19" style:family="text">
      <style:text-properties style:font-name="Verdana" fo:font-size="11pt" fo:font-style="normal" fo:font-weight="normal" officeooo:rsid="0017d21f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Verdana" fo:font-size="11pt" fo:font-style="normal" fo:font-weight="normal" officeooo:rsid="0011e0a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officeooo:rsid="0010234f"/>
    </style:style>
    <style:style style:name="T22" style:family="text">
      <style:text-properties officeooo:rsid="00104db8"/>
    </style:style>
    <style:style style:name="T23" style:family="text">
      <style:text-properties fo:font-style="italic" officeooo:rsid="001b3a38" style:font-style-asian="italic" style:font-style-complex="italic"/>
    </style:style>
    <style:style style:name="T24" style:family="text">
      <style:text-properties fo:color="#00a65d"/>
    </style:style>
    <style:style style:name="T25" style:family="text">
      <style:text-properties fo:color="#00a65d" style:font-name="Verdana" fo:font-size="11pt" style:font-size-asian="11pt" style:font-size-complex="11pt"/>
    </style:style>
    <style:style style:name="T26" style:family="text">
      <style:text-properties fo:color="#00a65d" style:font-name="Verdana" fo:font-size="11pt" officeooo:rsid="0010234f" style:font-size-asian="11pt" style:font-size-complex="11pt"/>
    </style:style>
    <style:style style:name="T27" style:family="text">
      <style:text-properties fo:color="#00a65d" style:font-name="Verdana" fo:font-size="11pt" officeooo:rsid="001626bc" style:font-size-asian="11pt" style:font-size-complex="11pt"/>
    </style:style>
    <style:style style:name="T28" style:family="text">
      <style:text-properties fo:color="#00a65d" style:font-name="Verdana" fo:font-size="11pt" officeooo:rsid="00104db8" style:font-size-asian="11pt" style:font-size-complex="11pt"/>
    </style:style>
    <style:style style:name="T29" style:family="text">
      <style:text-properties fo:color="#00a65d" style:font-name="Verdana" fo:font-size="11pt" officeooo:rsid="0011cc78" style:font-size-asian="11pt" style:font-size-complex="11pt"/>
    </style:style>
    <style:style style:name="T30" style:family="text">
      <style:text-properties fo:color="#00a65d" style:font-name="Verdana" fo:font-size="11pt" style:text-underline-style="none" officeooo:rsid="0010234f" style:font-size-asian="11pt" style:font-size-complex="11pt"/>
    </style:style>
    <style:style style:name="T31" style:family="text">
      <style:text-properties fo:color="#00a65d" style:font-name="Verdana" fo:font-size="11pt" style:text-underline-style="none" officeooo:rsid="0011cc78" style:font-size-asian="11pt" style:font-size-complex="11pt"/>
    </style:style>
    <style:style style:name="T32" style:family="text">
      <style:text-properties fo:color="#00a65d" style:font-name="Verdana" fo:font-size="11pt" style:text-underline-style="none" officeooo:rsid="00145ae2" style:font-size-asian="11pt" style:font-size-complex="11pt"/>
    </style:style>
    <style:style style:name="T33" style:family="text">
      <style:text-properties fo:color="#00a65d" style:font-name="Verdana" fo:font-size="11pt" style:text-underline-style="none" officeooo:rsid="001626bc" style:font-size-asian="11pt" style:font-size-complex="11pt"/>
    </style:style>
    <style:style style:name="T34" style:family="text">
      <style:text-properties fo:color="#00a65d" officeooo:rsid="001626bc"/>
    </style:style>
    <style:style style:name="T35" style:family="text">
      <style:text-properties fo:color="#00a65d" fo:font-size="11pt" style:font-size-asian="11pt" style:font-size-complex="11pt"/>
    </style:style>
    <style:style style:name="T36" style:family="text">
      <style:text-properties fo:color="#00a65d" fo:font-size="11pt" officeooo:rsid="00104db8" style:font-size-asian="11pt" style:font-size-complex="11pt"/>
    </style:style>
    <style:style style:name="T37" style:family="text">
      <style:text-properties fo:color="#00a65d" fo:font-size="11pt" officeooo:rsid="0011cc78" style:font-size-asian="11pt" style:font-size-complex="11pt"/>
    </style:style>
    <style:style style:name="T38" style:family="text">
      <style:text-properties fo:color="#00a65d" fo:font-size="11pt" officeooo:rsid="0010234f" style:font-size-asian="11pt" style:font-size-complex="11pt"/>
    </style:style>
    <style:style style:name="T39" style:family="text">
      <style:text-properties fo:color="#00a65d" fo:font-size="11pt" officeooo:rsid="001626bc" style:font-size-asian="11pt" style:font-size-complex="11pt"/>
    </style:style>
    <style:style style:name="T40" style:family="text">
      <style:text-properties fo:color="#00a65d" fo:font-size="11pt" style:text-underline-style="none" officeooo:rsid="0010234f" style:font-size-asian="11pt" style:font-size-complex="11pt"/>
    </style:style>
    <style:style style:name="T41" style:family="text">
      <style:text-properties fo:color="#00a65d" fo:font-size="11pt" style:text-underline-style="none" officeooo:rsid="0011cc78" style:font-size-asian="11pt" style:font-size-complex="11pt"/>
    </style:style>
    <style:style style:name="T42" style:family="text">
      <style:text-properties fo:color="#00a65d" fo:font-size="11pt" style:text-underline-style="none" officeooo:rsid="00145ae2" style:font-size-asian="11pt" style:font-size-complex="11pt"/>
    </style:style>
    <style:style style:name="T43" style:family="text">
      <style:text-properties fo:color="#00a65d" fo:font-size="11pt" style:text-underline-style="none" officeooo:rsid="001626bc" style:font-size-asian="11pt" style:font-size-complex="11pt"/>
    </style:style>
    <style:style style:name="T44" style:family="text">
      <style:text-properties officeooo:rsid="0011cc78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3ae6b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fo:font-weight="bold" officeooo:rsid="001b3a38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fo:font-weight="normal" officeooo:rsid="00104db8" style:font-style-asian="normal" style:font-weight-asian="normal" style:font-style-complex="normal" style:font-weight-complex="normal"/>
    </style:style>
    <style:style style:name="T49" style:family="text">
      <style:text-properties officeooo:rsid="0013812d"/>
    </style:style>
    <style:style style:name="T50" style:family="text">
      <style:text-properties fo:font-size="11pt" fo:font-style="normal" fo:font-weight="normal" officeooo:rsid="0017d21f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style="normal" fo:font-weight="normal" officeooo:rsid="0011e0a1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weight="normal" style:font-size-asian="11pt" style:font-weight-asian="normal" style:font-size-complex="11pt" style:font-weight-complex="normal"/>
    </style:style>
    <style:style style:name="T53" style:family="text">
      <style:text-properties fo:font-size="11pt" fo:font-weight="normal" officeooo:rsid="000cc689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00d9da2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00ea884" style:font-size-asian="11pt" style:font-weight-asian="normal" style:font-size-complex="11pt" style:font-weight-complex="normal"/>
    </style:style>
    <style:style style:name="T56" style:family="text">
      <style:text-properties fo:font-size="11pt" fo:font-weight="normal" officeooo:rsid="00104db8" style:font-size-asian="11pt" style:font-weight-asian="normal" style:font-size-complex="11pt" style:font-weight-complex="normal"/>
    </style:style>
    <style:style style:name="T57" style:family="text">
      <style:text-properties fo:font-size="11pt" fo:font-weight="normal" officeooo:rsid="0010234f" style:font-size-asian="11pt" style:font-weight-asian="normal" style:font-size-complex="11pt" style:font-weight-complex="normal"/>
    </style:style>
    <style:style style:name="T58" style:family="text">
      <style:text-properties fo:font-size="11pt" fo:font-weight="bold" officeooo:rsid="000cc689" style:font-size-asian="11pt" style:font-weight-asian="bold" style:font-size-complex="11pt" style:font-weight-complex="bold"/>
    </style:style>
    <style:style style:name="T59" style:family="text">
      <style:text-properties fo:font-size="11pt" fo:font-weight="bold" officeooo:rsid="00145ae2" style:font-size-asian="11pt" style:font-weight-asian="bold" style:font-size-complex="11pt" style:font-weight-complex="bold"/>
    </style:style>
    <style:style style:name="T60" style:family="text">
      <style:text-properties fo:font-size="11pt" fo:font-weight="bold" officeooo:rsid="001626bc" style:font-size-asian="11pt" style:font-weight-asian="bold" style:font-size-complex="11pt" style:font-weight-complex="bold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fo:font-size="11pt" officeooo:rsid="00145ae2" style:font-size-asian="11pt" style:font-size-complex="11pt"/>
    </style:style>
    <style:style style:name="T63" style:family="text">
      <style:text-properties fo:font-size="11pt" officeooo:rsid="0010234f" style:font-size-asian="11pt" style:font-size-complex="11pt"/>
    </style:style>
    <style:style style:name="T64" style:family="text">
      <style:text-properties fo:font-size="11pt" officeooo:rsid="0011cc78" style:font-size-asian="11pt" style:font-size-complex="11pt"/>
    </style:style>
    <style:style style:name="T65" style:family="text">
      <style:text-properties officeooo:rsid="00145ae2"/>
    </style:style>
    <style:style style:name="T66" style:family="text">
      <style:text-properties fo:color="#ce181e"/>
    </style:style>
    <style:style style:name="T67" style:family="text">
      <style:text-properties officeooo:rsid="001626bc"/>
    </style:style>
    <style:style style:name="T68" style:family="text">
      <style:text-properties officeooo:rsid="0017d21f"/>
    </style:style>
    <style:style style:name="T69" style:family="text">
      <style:text-properties officeooo:rsid="00196f84"/>
    </style:style>
    <style:style style:name="T70" style:family="text">
      <style:text-properties officeooo:rsid="001b3a38"/>
    </style:style>
    <style:style style:name="T71" style:family="text">
      <style:text-properties fo:font-weight="bold" officeooo:rsid="00145ae2" style:font-weight-asian="bold" style:font-weight-complex="bold"/>
    </style:style>
    <style:style style:name="T72" style:family="text">
      <style:text-properties fo:font-weight="bold" officeooo:rsid="001626bc" style:font-weight-asian="bold" style:font-weight-complex="bold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style:font-name="Source Code Pro"/>
    </style:style>
    <style:style style:name="T75" style:family="text">
      <style:text-properties style:font-name="Source Code Pro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SPECIFICITES TECHNIQUES SEECRET SPOT</text:p>
      <text:p text:style-name="P5"/>
      <text:p text:style-name="P6"/>
      <text:p text:style-name="P12"/>
      <text:p text:style-name="P127">Module Sign In / Sign Up</text:p>
      <text:p text:style-name="P41"/>
      <text:p text:style-name="P47">Tâche connexion :</text:p>
      <text:list xml:id="list494261041" text:style-name="L1">
        <text:list-item>
          <text:p text:style-name="P96"><text:span text:style-name="T53">Permet de se connecter à son profil personnel </text:span><text:span text:style-name="T54">depuis le formulaire de connexion</text:span><text:span text:style-name="T53">. </text:span></text:p>
          <text:p text:style-name="P96"><text:span text:style-name="T55">&gt; </text:span><text:span text:style-name="T54">Indiquer à l’utilisateur si son identifiant et son mot de passe ne sont pas correct</text:span><text:span text:style-name="T55">s</text:span><text:span text:style-name="T54">. </text:span></text:p>
          <text:p text:style-name="P96"><text:span text:style-name="T55">&gt; </text:span><text:span text:style-name="T54">Impossible d’accéder aux pages du site si l’utilisateur n’est pas connecté. </text:span></text:p>
          <text:p text:style-name="P55"/>
        </text:list-item>
      </text:list>
      <text:p text:style-name="P47">Tâche inscription page d’accueil :</text:p>
      <text:list xml:id="list3563255886" text:style-name="L2">
        <text:list-item>
          <text:p text:style-name="P97"><text:span text:style-name="T53">Permet de s’inscrire à Seecret Spot en renseignant un </text:span><text:span text:style-name="T58">e-mail</text:span><text:span text:style-name="T53"> et un </text:span><text:span text:style-name="T58">mot de passe</text:span><text:span text:style-name="T54"> dans le formulaire d’inscription. </text:span></text:p>
          <text:p text:style-name="P97"><text:span text:style-name="T55">&gt; </text:span><text:span text:style-name="T54">Impossible d’accéder aux pages du site si l’utilisateur n’est pas inscrit. </text:span></text:p>
        </text:list-item>
      </text:list>
      <text:p text:style-name="P56"><text:span text:style-name="T70"><text:tab/>&gt; </text:span><text:span text:style-name="T54">Pas d’API Réseau Sociaux </text:span><text:span text:style-name="T23">pour l’instant.</text:span></text:p>
      <text:p text:style-name="P57"/>
      <text:p text:style-name="P47">Tâche inscription formulaire complémentaire :</text:p>
      <text:list xml:id="list230346097" text:style-name="L3">
        <text:list-item>
          <text:p text:style-name="P58">Permet de compléter le profil utilisateur au moment de l’inscription </text:p>
        </text:list-item>
      </text:list>
      <text:p text:style-name="P57"/>
      <text:p text:style-name="P47">Tâche inscription formulaire centres d’intérêts :</text:p>
      <text:list xml:id="list3578121536" text:style-name="L4">
        <text:list-item>
          <text:p text:style-name="P59">Permet de renseigner ses centres d’intérêts pour pouvoir bénéficier ensuite de spots personnalisés. </text:p>
          <text:p text:style-name="P59"><text:span text:style-name="T70">&gt; </text:span>Il faut que l’utilisateur choisisse au moins un centre d’intérêt pour pouvoir accéder à la page flux du site.</text:p>
        </text:list-item>
      </text:list>
      <text:p text:style-name="P65"/>
      <text:p text:style-name="P65"/>
      <text:p text:style-name="P98"><text:span text:style-name="T52">Fichiers </text:span><text:span text:style-name="T56">l</text:span><text:span text:style-name="T52">iés : <text:s/></text:span></text:p>
      <text:list xml:id="list2774649411" text:style-name="L5">
        <text:list-item>
          <text:p text:style-name="P101"><text:span text:style-name="T54">(MERISE) : BDD </text:span><text:span text:style-name="T55">&gt; </text:span><text:span text:style-name="T54">r</text:span><text:span text:style-name="T55">e</text:span><text:span text:style-name="T54">seau.sql dans dossier de partage</text:span></text:p>
        </text:list-item>
        <text:list-item>
          <text:p text:style-name="P13"><text:span text:style-name="T2">s</text:span><text:span text:style-name="T1">tyle.css</text:span></text:p>
        </text:list-item>
        <text:list-item>
          <text:p text:style-name="P60">script.js</text:p>
          <text:p text:style-name="P60"/>
        </text:list-item>
      </text:list>
      <text:p text:style-name="P66">Médias liés :</text:p>
      <text:list xml:id="list3252946073" text:style-name="L6">
        <text:list-item>
          <text:p text:style-name="P67">jungle.mp4</text:p>
          <text:p text:style-name="P67"/>
        </text:list-item>
      </text:list>
      <text:p text:style-name="P98"><text:span text:style-name="T52">Liste des </text:span><text:span text:style-name="T57">technologies </text:span><text:span text:style-name="T56">à utiliser </text:span><text:span text:style-name="T52">: </text:span></text:p>
      <text:list xml:id="list3516136218" text:style-name="L7">
        <text:list-item>
          <text:p text:style-name="P104"><text:span text:style-name="T57">HTML, </text:span><text:span text:style-name="T54">CSS , Api, js, plugins, </text:span><text:span text:style-name="T56">bootstrap</text:span></text:p>
        </text:list-item>
      </text:list>
      <text:p text:style-name="P63"/>
      <text:p text:style-name="P42"/>
      <text:p text:style-name="P42"/>
      <text:p text:style-name="P133">Module Page Flux</text:p>
      <text:p text:style-name="P18"/>
      <text:p text:style-name="P48">Tâche <text:span text:style-name="T21">Affichage du flux </text:span></text:p>
      <text:list xml:id="list1269721122" text:style-name="L8">
        <text:list-item>
          <text:p text:style-name="P19">Affiche<text:span text:style-name="T22">r</text:span> les posts de l’utilisateur et des profils qu’il suit.</text:p>
        </text:list-item>
      </text:list>
      <text:p text:style-name="P1"><text:tab/>&gt; Chaque post peut avoir des commentaires et être liké.</text:p>
      <text:list xml:id="list470809669" text:style-name="L31">
        <text:list-item>
          <text:p text:style-name="P105"><text:span text:style-name="T36">On peut aussi </text:span><text:span text:style-name="T37">le faire </text:span><text:span text:style-name="T38">depuis le profil </text:span><text:span text:style-name="T40"><text:s/>d’un compte ‘ami’.</text:span></text:p>
        </text:list-item>
      </text:list>
      <text:list xml:id="list165349995649013" text:continue-list="list1269721122" text:style-name="L8">
        <text:list-header>
          <text:p text:style-name="P19">&gt; On peut scroller dans le flux pour remonter dans l’historique des partages.</text:p>
        </text:list-header>
        <text:list-item>
          <text:p text:style-name="P28">Chaque photo du flux est cliquable pour agrandissement.</text:p>
        </text:list-item>
      </text:list>
      <text:p text:style-name="P3"><text:tab/></text:p>
      <text:p text:style-name="P49">Tâche Poster</text:p>
      <text:list xml:id="list3811749479" text:style-name="L9">
        <text:list-item>
          <text:p text:style-name="P29">Permet de poster des photos</text:p>
          <text:p text:style-name="P29">&gt; imposer un format et une taille maximale ou mettre en place une méthode qui redimensionne, compresse et converti la photo</text:p>
        </text:list-item>
        <text:list-item>
          <text:p text:style-name="P29"><text:span text:style-name="T65">Ajouter un description </text:span>de la photo </text:p>
          <text:p text:style-name="P29">&gt;Description ne pouvant excéder 140 caractères</text:p>
        </text:list-item>
        <text:list-item>
          <text:p text:style-name="P2">Géolocaliser la photo</text:p>
        </text:list-item>
      </text:list>
      <text:list xml:id="list1500506535" text:style-name="L32">
        <text:list-item>
          <text:p text:style-name="P106"><text:span text:style-name="T36">On peut aussi </text:span><text:span text:style-name="T37">le faire </text:span><text:span text:style-name="T38">depuis le profil</text:span><text:span text:style-name="T40"> </text:span><text:span text:style-name="T41">utilisateur</text:span><text:span text:style-name="T40">.</text:span></text:p>
        </text:list-item>
      </text:list>
      <text:p text:style-name="P20"/>
      <text:p text:style-name="P49">Tâche commenter / liker</text:p>
      <text:list xml:id="list4094495734" text:style-name="L10">
        <text:list-item>
          <text:p text:style-name="P21">L’utilisateur va pouvoir commenter les photos des profils qu’il suit depuis le flux. <text:span text:style-name="T44">&gt; </text:span>Les commentaires apparaîtrons sous la publication.</text:p>
        </text:list-item>
        <text:list-item>
          <text:p text:style-name="P21">L’utilisateur va pouvoir liker les photos des profils qu’il suit depuis le flux.</text:p>
          <text:p text:style-name="P21"><text:span text:style-name="T44">&gt; Prévoir un compteur de like pour les faire apparaître</text:span> sous la publication.</text:p>
        </text:list-item>
      </text:list>
      <text:list xml:id="list993912332" text:style-name="L33">
        <text:list-item>
          <text:p text:style-name="P107"><text:span text:style-name="T40">Ces actions pourront aussi être réalisées depuis le profil d’un compte ‘ami’.</text:span></text:p>
        </text:list-item>
      </text:list>
      <text:list xml:id="list165351023530118" text:continue-list="list4094495734" text:style-name="L10">
        <text:list-item>
          <text:p text:style-name="P21">L’utilisateur pourra répondre aux commentaires sur ses propres photos depuis le flux.</text:p>
        </text:list-item>
      </text:list>
      <text:list xml:id="list38072189" text:style-name="L34">
        <text:list-item>
          <text:p text:style-name="P108"><text:span text:style-name="T38">Ces actions pourront aussi être réalisées depuis le profil de l’utilisateur.</text:span></text:p>
        </text:list-item>
      </text:list>
      <text:p text:style-name="P4"/>
      <text:p text:style-name="P49">Tâche rechercher</text:p>
      <text:list xml:id="list1304049915" text:style-name="L11">
        <text:list-item>
          <text:p text:style-name="P16">L’utilisateur pourra utiliser la barre de recherche pour <text:span text:style-name="T44">trouver :</text:span></text:p>
          <text:list>
            <text:list-item>
              <text:p text:style-name="P7">des spots par rapport à des mots clés,</text:p>
            </text:list-item>
            <text:list-item>
              <text:p text:style-name="P7">des spots par rapport à ses amis,</text:p>
            </text:list-item>
            <text:list-item>
              <text:p text:style-name="P7">des amis.</text:p>
            </text:list-item>
          </text:list>
        </text:list-item>
        <text:list-item>
          <text:p text:style-name="P7">L’utilisateur pourra commenter et liker les photos depuis le flux de recherche.</text:p>
        </text:list-item>
      </text:list>
      <text:p text:style-name="P6"/>
      <text:p text:style-name="P50">Tâche naviguer</text:p>
      <text:list xml:id="list2927654419" text:style-name="L12">
        <text:list-item>
          <text:p text:style-name="P8">La barre de nav en header est la même sur toutes les pages.</text:p>
        </text:list-item>
      </text:list>
      <text:p text:style-name="P6"><text:tab/>&gt; Création d’un layout pour cette tâche.</text:p>
      <text:list xml:id="list2607476708" text:style-name="L13">
        <text:list-item>
          <text:p text:style-name="P30">Le carrousel d’amis servira à passer sur leur profil</text:p>
        </text:list-item>
        <text:list-item>
          <text:p text:style-name="P30">Depuis le flux, on peut cliquer sur les photos de profil pour aller sur la page profil correspondante à l’ami.</text:p>
        </text:list-item>
      </text:list>
      <text:p text:style-name="P71"/>
      <text:p text:style-name="P71"/>
      <text:p text:style-name="P99"><text:span text:style-name="T52">Fichiers </text:span><text:span text:style-name="T56">l</text:span><text:span text:style-name="T52">iés : <text:s/></text:span></text:p>
      <text:list xml:id="list165350234019292" text:continue-list="list2774649411" text:style-name="L5">
        <text:list-item>
          <text:p text:style-name="P102"><text:span text:style-name="T54">(MERISE) : BDD </text:span><text:span text:style-name="T55">&gt; </text:span><text:span text:style-name="T54">r</text:span><text:span text:style-name="T55">e</text:span><text:span text:style-name="T54">seau.sql / </text:span><text:span text:style-name="T57">Les images sont stockées dans la table image</text:span></text:p>
        </text:list-item>
        <text:list-item>
          <text:p text:style-name="P14"><text:span text:style-name="T2">s</text:span><text:span text:style-name="T1">tyle.css</text:span></text:p>
        </text:list-item>
        <text:list-item>
          <text:p text:style-name="P61">script.js</text:p>
        </text:list-item>
      </text:list>
      <text:p text:style-name="P64"/>
      <text:p text:style-name="P17"><text:span text:style-name="T4">Liste des </text:span><text:span text:style-name="T2">technologies </text:span><text:span text:style-name="T1">à utiliser </text:span><text:span text:style-name="T4">: </text:span></text:p>
      <text:list xml:id="list165349468273722" text:continue-numbering="true" text:style-name="L5">
        <text:list-item>
          <text:p text:style-name="P73"><text:span text:style-name="T2">HTML, </text:span><text:span text:style-name="T4">CSS , Api, js, plugins, </text:span><text:span text:style-name="T2">bootstrap</text:span></text:p>
        </text:list-item>
      </text:list>
      <text:p text:style-name="P43"/>
      <text:p text:style-name="P132">Module Page Profil <text:span text:style-name="T65">Perso</text:span></text:p>
      <text:p text:style-name="P44"/>
      <text:p text:style-name="P53">Tâche Poster</text:p>
      <text:list xml:id="list3274391894" text:style-name="L14">
        <text:list-item>
          <text:p text:style-name="P31">Permet de poster des photos</text:p>
          <text:p text:style-name="P31">&gt; imposer un format et une taille maximale ou mettre en place une méthode qui redimensionne, compresse et converti la photo</text:p>
        </text:list-item>
        <text:list-item>
          <text:p text:style-name="P31"><text:span text:style-name="T65">Ajouter un description </text:span>de la photo </text:p>
          <text:p text:style-name="P31">&gt;Description ne pouvant excéder 140 caractères</text:p>
        </text:list-item>
        <text:list-item>
          <text:p text:style-name="P109"><text:span text:style-name="T61">Géolocaliser la photo</text:span></text:p>
        </text:list-item>
      </text:list>
      <text:list xml:id="list2245546755" text:style-name="L35">
        <text:list-item>
          <text:p text:style-name="P110"><text:span text:style-name="T39">Ces actions pourront aussi être réalisée </text:span><text:span text:style-name="T38">depuis le </text:span><text:span text:style-name="T42">flux</text:span><text:span text:style-name="T40">.</text:span></text:p>
        </text:list-item>
      </text:list>
      <text:p text:style-name="P111"/>
      <text:p text:style-name="P53">Tâche Commenter</text:p>
      <text:list xml:id="list165350054523741" text:continue-list="list165351023530118" text:style-name="L10">
        <text:list-item>
          <text:p text:style-name="P113"><text:span text:style-name="T61">L’utilisateur va pouvoir </text:span><text:span text:style-name="T62">répondre aux </text:span><text:span text:style-name="T61">comment</text:span><text:span text:style-name="T62">aires laissés par d’autres visiteurs sur son profil.</text:span></text:p>
        </text:list-item>
      </text:list>
      <text:p text:style-name="P115"><text:span text:style-name="T63"><text:tab/></text:span><text:span text:style-name="T64">&gt; </text:span><text:span text:style-name="T63">Les commentaires apparaîtrons sous la publication </text:span><text:span text:style-name="T62">dans une TextArea</text:span><text:span text:style-name="T63">.</text:span></text:p>
      <text:p text:style-name="P35"><text:tab/>&gt; Limiter le nombre de caractères à <text:span text:style-name="T66">[ ??? ]</text:span></text:p>
      <text:list xml:id="list165350055569330" text:continue-list="list2245546755" text:style-name="L35">
        <text:list-item>
          <text:p text:style-name="P114"><text:span text:style-name="T35">Ces actions pourront aussi être réalisées depuis le </text:span><text:span text:style-name="T39">flux</text:span><text:span text:style-name="T35">.</text:span></text:p>
        </text:list-item>
      </text:list>
      <text:p text:style-name="P116"/>
      <text:p text:style-name="P53">Tâche Supprimer / modifier</text:p>
      <text:list xml:id="list629886668" text:style-name="L15">
        <text:list-item>
          <text:p text:style-name="P22">Permet de supprimer/ modifier des posts </text:p>
        </text:list-item>
      </text:list>
      <text:list xml:id="list2699561404" text:style-name="L16">
        <text:list-header>
          <text:p text:style-name="P23">&gt; Sécurité de validation</text:p>
        </text:list-header>
      </text:list>
      <text:list xml:id="list165350286486519" text:continue-list="list165350055569330" text:style-name="L35">
        <text:list-item>
          <text:p text:style-name="P25"><text:span text:style-name="T24">Ces actions pourront aussi être réalisées depuis le </text:span><text:span text:style-name="T34">flux</text:span><text:span text:style-name="T24">.</text:span></text:p>
        </text:list-item>
      </text:list>
      <text:p text:style-name="P117"/>
      <text:p text:style-name="P53">Tâche Valider Demande « Amis »</text:p>
      <text:list xml:id="list2034350953" text:style-name="L17">
        <text:list-item>
          <text:p text:style-name="P26">Permet d’accepter ou non les différentes demandes d’amis</text:p>
          <text:p text:style-name="P26">&gt; Notification de demande d’amis &gt; Accepter &gt; Notification celui qui a fait la demande sinon refus &gt; Notification au demandeur</text:p>
        </text:list-item>
      </text:list>
      <text:p text:style-name="P27"/>
      <text:p text:style-name="P51">Tâche naviguer</text:p>
      <text:list xml:id="list165349638793550" text:continue-list="list2927654419" text:style-name="L12">
        <text:list-item>
          <text:p text:style-name="P9">La barre de nav en header est la même sur toutes les pages.</text:p>
        </text:list-item>
      </text:list>
      <text:p text:style-name="P10"><text:tab/>&gt; Création d’un layout pour cette tâche.</text:p>
      <text:list xml:id="list2049595791" text:style-name="L18">
        <text:list-item>
          <text:p text:style-name="P32">Depuis <text:span text:style-name="T68">les commentaires</text:span>, on peut cliquer sur les photos de profil pour aller sur la page profil correspondante à l’ami.</text:p>
        </text:list-item>
      </text:list>
      <text:p text:style-name="P116"/>
      <text:p text:style-name="P116"/>
      <text:p text:style-name="P99"><text:span text:style-name="T52">Fichiers </text:span><text:span text:style-name="T56">l</text:span><text:span text:style-name="T52">iés : <text:s/></text:span></text:p>
      <text:list xml:id="list165349337988899" text:continue-list="list165349468273722" text:style-name="L5">
        <text:list-item>
          <text:p text:style-name="P102"><text:span text:style-name="T54">(MERISE) : BDD </text:span><text:span text:style-name="T55">&gt; </text:span><text:span text:style-name="T54">r</text:span><text:span text:style-name="T55">e</text:span><text:span text:style-name="T54">seau.sql dans dossier de partage</text:span></text:p>
        </text:list-item>
        <text:list-item>
          <text:p text:style-name="P14"><text:span text:style-name="T2">s</text:span><text:span text:style-name="T1">tyle.css</text:span></text:p>
        </text:list-item>
        <text:list-item>
          <text:p text:style-name="P61">script.js</text:p>
          <text:p text:style-name="P68"/>
        </text:list-item>
      </text:list>
      <text:p text:style-name="P99"><text:span text:style-name="T52">Liste des </text:span><text:span text:style-name="T57">technologies </text:span><text:span text:style-name="T56">à utiliser </text:span><text:span text:style-name="T52">: </text:span></text:p>
      <text:list xml:id="list887408422" text:style-name="L19">
        <text:list-item>
          <text:p text:style-name="P112"><text:span text:style-name="T57">HTML, </text:span><text:span text:style-name="T54">CSS , Api, js, plugins, </text:span><text:span text:style-name="T56">bootstrap</text:span></text:p>
        </text:list-item>
      </text:list>
      <text:p text:style-name="P134"><text:span text:style-name="T71">Module </text:span><text:span text:style-name="T72">Page </text:span><text:span text:style-name="T71">Profil Ami</text:span></text:p>
      <text:p text:style-name="P118"/>
      <text:p text:style-name="P53">Tâche Commenter / <text:span text:style-name="T67">liker</text:span></text:p>
      <text:list xml:id="list165351142888477" text:continue-list="list2699561404" text:style-name="L16">
        <text:list-item>
          <text:p text:style-name="P24"><text:span text:style-name="T67">L’utilisateur va pouvoir </text:span>commenter les posts de <text:span text:style-name="T67">ses</text:span> amis au travers d’un TextArea</text:p>
        </text:list-item>
      </text:list>
      <text:p text:style-name="P119"><text:span text:style-name="T64"><text:tab/>&gt; </text:span><text:span text:style-name="T63">Les commentaires apparaîtrons sous la publication </text:span><text:span text:style-name="T62">dans une TextArea</text:span><text:span text:style-name="T63">.</text:span></text:p>
      <text:list xml:id="list165351032474583" text:continue-numbering="true" text:style-name="L16">
        <text:list-header>
          <text:p text:style-name="P74">&gt; Limiter le nombre de caractères à <text:span text:style-name="T66">[ ??? ]</text:span></text:p>
        </text:list-header>
        <text:list-item>
          <text:p text:style-name="P36">L’utilisateur va pouvoir liker les photos sur les pages ‘amis’</text:p>
          <text:p text:style-name="P75">&gt; Prévoir un compteur de Like pour les faire apparaître sous la publication.</text:p>
        </text:list-item>
      </text:list>
      <text:list xml:id="list2298071032" text:style-name="L36">
        <text:list-item>
          <text:p text:style-name="P120"><text:span text:style-name="T40">Ces actions pourront aussi être réalisées depuis le </text:span><text:span text:style-name="T43">flux</text:span><text:span text:style-name="T40">.</text:span></text:p>
        </text:list-item>
      </text:list>
      <text:p text:style-name="P118"/>
      <text:p text:style-name="P54">Tâche Demande d’ « Amis »</text:p>
      <text:list xml:id="list165350502825763" text:continue-list="list2034350953" text:style-name="L17">
        <text:list-item>
          <text:p text:style-name="P37"><text:span text:style-name="T68">L’utilisateur va pouvoir demander</text:span> un utilisateur <text:span text:style-name="T68">en </text:span>ami .</text:p>
          <text:p text:style-name="P77">&gt;Notification de demande d’amis au destinataire</text:p>
        </text:list-item>
      </text:list>
      <text:p text:style-name="P78"/>
      <text:p text:style-name="P51">Tâche naviguer</text:p>
      <text:list xml:id="list165350521614284" text:continue-list="list165349638793550" text:style-name="L12">
        <text:list-item>
          <text:p text:style-name="P9">La barre de nav en header est la même sur toutes les pages.</text:p>
        </text:list-item>
      </text:list>
      <text:p text:style-name="P10"><text:tab/>&gt; Création d’un layout pour cette tâche.</text:p>
      <text:list xml:id="list3055567234" text:style-name="L20">
        <text:list-item>
          <text:p text:style-name="P76"><text:span text:style-name="T2">Depuis </text:span><text:span text:style-name="T5">les commentaires</text:span><text:span text:style-name="T2">, on peut cliquer sur les photos de profil pour aller sur la page profil correspondante à </text:span><text:span text:style-name="T5">la personne</text:span><text:span text:style-name="T2">.</text:span></text:p>
        </text:list-item>
      </text:list>
      <text:p text:style-name="P78"/>
      <text:p text:style-name="P64"/>
      <text:p text:style-name="P99"><text:span text:style-name="T52">Fichiers </text:span><text:span text:style-name="T56">l</text:span><text:span text:style-name="T52">iés : <text:s/></text:span></text:p>
      <text:list xml:id="list165349702364761" text:continue-list="list165349337988899" text:style-name="L5">
        <text:list-item>
          <text:p text:style-name="P102"><text:span text:style-name="T54">(MERISE) : BDD </text:span><text:span text:style-name="T55">&gt; </text:span><text:span text:style-name="T54">r</text:span><text:span text:style-name="T55">e</text:span><text:span text:style-name="T54">seau.sql dans dossier de partage</text:span></text:p>
        </text:list-item>
        <text:list-item>
          <text:p text:style-name="P14"><text:span text:style-name="T2">s</text:span><text:span text:style-name="T1">tyle.css</text:span></text:p>
        </text:list-item>
        <text:list-item>
          <text:p text:style-name="P61">script.js</text:p>
        </text:list-item>
      </text:list>
      <text:p text:style-name="P64"/>
      <text:p text:style-name="P17"><text:span text:style-name="T4">Liste des </text:span><text:span text:style-name="T2">technologies </text:span><text:span text:style-name="T1">à utiliser </text:span><text:span text:style-name="T4">: </text:span></text:p>
      <text:list xml:id="list165351173554252" text:continue-numbering="true" text:style-name="L5">
        <text:list-item>
          <text:p text:style-name="P73"><text:span text:style-name="T2">HTML, </text:span><text:span text:style-name="T4">CSS , Api, js, plugins, </text:span><text:span text:style-name="T2">bootstrap</text:span></text:p>
        </text:list-item>
      </text:list>
      <text:p text:style-name="P71"/>
      <text:p text:style-name="P71"/>
      <text:p text:style-name="P45"/>
      <text:p text:style-name="P131">Module paramètres</text:p>
      <text:p text:style-name="P121"/>
      <text:p text:style-name="P52">Tâche modifier données perso:</text:p>
      <text:list xml:id="list2003631716" text:style-name="L21">
        <text:list-item>
          <text:p text:style-name="P33">Formulaire de modification (cf. page paramètres seecret spot)</text:p>
        </text:list-item>
        <text:list-item>
          <text:p text:style-name="P33">Ajouter une photo de profil</text:p>
        </text:list-item>
        <text:list-item>
          <text:p text:style-name="P33">Route de Memphis</text:p>
        </text:list-item>
      </text:list>
      <text:p text:style-name="P34"/>
      <text:p text:style-name="P52">Tâche définition des centres <text:span text:style-name="T68">d’intérêts</text:span></text:p>
      <text:list xml:id="list3610106285" text:style-name="L22">
        <text:list-item>
          <text:p text:style-name="P79">Formulaire cases à cocher à créer/récupérer (cf. module inscription)</text:p>
        </text:list-item>
      </text:list>
      <text:p text:style-name="P80"/>
      <text:p text:style-name="P51">Tâche naviguer</text:p>
      <text:list xml:id="list165350666731000" text:continue-list="list165350521614284" text:style-name="L12">
        <text:list-item>
          <text:p text:style-name="P9">La barre de nav en header est la même sur toutes les pages.</text:p>
        </text:list-item>
      </text:list>
      <text:p text:style-name="P82"><text:tab/>&gt; Création d’un layout pour cette tâche.</text:p>
      <text:p text:style-name="P80"/>
      <text:p text:style-name="P64"/>
      <text:p text:style-name="P99"><text:span text:style-name="T52">Fichiers </text:span><text:span text:style-name="T56">l</text:span><text:span text:style-name="T52">iés : <text:s/></text:span></text:p>
      <text:list xml:id="list165350907410832" text:continue-list="list165351173554252" text:style-name="L5">
        <text:list-item>
          <text:p text:style-name="P102"><text:span text:style-name="T54">(MERISE) : BDD </text:span><text:span text:style-name="T55">&gt; </text:span><text:span text:style-name="T54">r</text:span><text:span text:style-name="T55">e</text:span><text:span text:style-name="T54">seau.sql dans dossier de partage</text:span></text:p>
        </text:list-item>
        <text:list-item>
          <text:p text:style-name="P14"><text:span text:style-name="T2">s</text:span><text:span text:style-name="T1">tyle.css</text:span></text:p>
        </text:list-item>
        <text:list-item>
          <text:p text:style-name="P61">script.js</text:p>
          <text:p text:style-name="P68"/>
        </text:list-item>
      </text:list>
      <text:p text:style-name="P99"><text:span text:style-name="T52">Liste des </text:span><text:span text:style-name="T57">technologies </text:span><text:span text:style-name="T56">à utiliser </text:span><text:span text:style-name="T52">: </text:span></text:p>
      <text:list xml:id="list137572749" text:style-name="L23">
        <text:list-item>
          <text:p text:style-name="P83">HTML, CSS , Api, js, plugins, bootstrap</text:p>
        </text:list-item>
      </text:list>
      <text:p text:style-name="P122"/>
      <text:p text:style-name="P85"/>
      <text:p text:style-name="P130">Module Géolocalisation</text:p>
      <text:p text:style-name="P122"/>
      <text:p text:style-name="P86">Tâche géoloc<text:span text:style-name="T49">aliser</text:span> :</text:p>
      <text:list xml:id="list146890246" text:style-name="L24">
        <text:list-item>
          <text:p text:style-name="P72"><text:span text:style-name="T46">Géolocaliser</text:span><text:span text:style-name="T45"> l’utilisateur pour le situer sur la carte </text:span></text:p>
        </text:list-item>
      </text:list>
      <text:p text:style-name="P123"/>
      <text:p text:style-name="P86">Tâche récupérer les données des seecretSpots </text:p>
      <text:list xml:id="list2054633050" text:style-name="L25">
        <text:list-item>
          <text:p text:style-name="P81"><text:span text:style-name="T69">Géolocaliser les seecret spots et les </text:span>marquer sur la carte</text:p>
        </text:list-item>
      </text:list>
      <text:p text:style-name="P124"><text:span text:style-name="T50"><text:tab/>&gt; </text:span><text:span text:style-name="T51">penser à limiter au</text:span><text:span text:style-name="T50">x</text:span><text:span text:style-name="T51"> amis (on n’affiche pas tous les seecret spots autour)</text:span></text:p>
      <text:p text:style-name="P84"/>
      <text:p text:style-name="P95">(dans BDD voir avec Eric qui a mis en place un système de récupération de géoloc lors de la connexion)</text:p>
      <text:p text:style-name="P64"/>
      <text:p text:style-name="P99"><text:span text:style-name="T52">Fichiers </text:span><text:span text:style-name="T56">l</text:span><text:span text:style-name="T52">iés : <text:s/></text:span></text:p>
      <text:list xml:id="list165350405056623" text:continue-list="list165350907410832" text:style-name="L5">
        <text:list-item>
          <text:p text:style-name="P102"><text:span text:style-name="T54">(MERISE) : BDD </text:span><text:span text:style-name="T55">&gt; </text:span><text:span text:style-name="T54">r</text:span><text:span text:style-name="T55">e</text:span><text:span text:style-name="T54">seau.sql dans dossier de partage</text:span></text:p>
        </text:list-item>
        <text:list-item>
          <text:p text:style-name="P14"><text:span text:style-name="T2">s</text:span><text:span text:style-name="T1">tyle.css</text:span></text:p>
        </text:list-item>
        <text:list-item>
          <text:p text:style-name="P61">script.js</text:p>
        </text:list-item>
      </text:list>
      <text:list xml:id="list1626195932" text:style-name="L26">
        <text:list-header>
          <text:p text:style-name="P69"/>
        </text:list-header>
      </text:list>
      <text:p text:style-name="P99"><text:span text:style-name="T52">Liste des </text:span><text:span text:style-name="T57">technologies </text:span><text:span text:style-name="T56">à utiliser </text:span><text:span text:style-name="T52">: </text:span></text:p>
      <text:list xml:id="list1278632172" text:style-name="L27">
        <text:list-item>
          <text:p text:style-name="P38"><text:span text:style-name="T2">HTML, </text:span><text:span text:style-name="T1">CSS , Api, js, plugins, </text:span><text:span text:style-name="T3">bootstrap</text:span></text:p>
        </text:list-item>
      </text:list>
      <text:p text:style-name="P71"/>
      <text:p text:style-name="P46"/>
      <text:p text:style-name="P129">Module page messages du Chat</text:p>
      <text:p text:style-name="P125"/>
      <text:p text:style-name="P87">Tâche afficher les fils de discussion :</text:p>
      <text:list xml:id="list3160433528" text:style-name="L28">
        <text:list-item>
          <text:p text:style-name="P88">Trier les messages par personnes concernées ,</text:p>
        </text:list-item>
        <text:list-item>
          <text:p text:style-name="P88">sous forme de chat</text:p>
        </text:list-item>
        <text:list-item>
          <text:p text:style-name="P88">afficher des miniatures/thumbnails des personnes avec qui l’on a un fil ouvert(BDD),</text:p>
        </text:list-item>
        <text:list-item>
          <text:p text:style-name="P88">Afficher la liste des amis pour lancer un nouveau fil (BDD)/ rechercher ami</text:p>
        </text:list-item>
        <text:list-item>
          <text:p text:style-name="P88">Accès aux autres pages du site</text:p>
        </text:list-item>
        <text:list-item>
          <text:p text:style-name="P89">Ajouter un système de notification de messages</text:p>
        </text:list-item>
      </text:list>
      <text:p text:style-name="P126"/>
      <text:p text:style-name="P87">Tâche écrire un message dans le chat :</text:p>
      <text:list xml:id="list3185908565" text:style-name="L29">
        <text:list-item>
          <text:p text:style-name="P90">interface écriture de message (lié BDD)</text:p>
        </text:list-item>
      </text:list>
      <text:p text:style-name="P87"/>
      <text:p text:style-name="P87">Tâche effacer un message/fil de discussion :</text:p>
      <text:list xml:id="list3124186135" text:style-name="L30">
        <text:list-item>
          <text:p text:style-name="P91">afficher historique de conversation : général (tous fils) et ciblé (1fil). (BDD)</text:p>
        </text:list-item>
      </text:list>
      <text:p text:style-name="P92"/>
      <text:p text:style-name="P92"/>
      <text:p text:style-name="P100"><text:span text:style-name="T52">Fichiers </text:span><text:span text:style-name="T56">l</text:span><text:span text:style-name="T52">iés : <text:s/></text:span></text:p>
      <text:list xml:id="list165349856766164" text:continue-list="list165350405056623" text:style-name="L5">
        <text:list-item>
          <text:p text:style-name="P103"><text:span text:style-name="T54">(MERISE) : BDD </text:span><text:span text:style-name="T55">&gt; </text:span><text:span text:style-name="T54">r</text:span><text:span text:style-name="T55">e</text:span><text:span text:style-name="T54">seau.sql</text:span></text:p>
        </text:list-item>
        <text:list-item>
          <text:p text:style-name="P15"><text:span text:style-name="T2">s</text:span><text:span text:style-name="T1">tyle.css</text:span></text:p>
        </text:list-item>
        <text:list-item>
          <text:p text:style-name="P62">script.js</text:p>
        </text:list-item>
      </text:list>
      <text:list xml:id="list1254707081" text:style-name="L37">
        <text:list-header>
          <text:p text:style-name="P70"/>
        </text:list-header>
      </text:list>
      <text:p text:style-name="P100"><text:span text:style-name="T52">Liste des </text:span><text:span text:style-name="T57">technologies </text:span><text:span text:style-name="T56">à utiliser </text:span><text:span text:style-name="T52">: </text:span></text:p>
      <text:list xml:id="list881148852" text:style-name="L38">
        <text:list-item>
          <text:p text:style-name="P39"><text:span text:style-name="T2">HTML, </text:span><text:span text:style-name="T1">CSS , Api, js, plugins, </text:span><text:span text:style-name="T3">bootstrap</text:span></text:p>
          <text:p text:style-name="P39"><text:span text:style-name="T48"/></text:p>
        </text:list-item>
      </text:list>
      <text:p text:style-name="P40"><text:span text:style-name="T47"/></text:p>
      <text:p text:style-name="P40"><text:span text:style-name="T47"/></text:p>
      <text:p text:style-name="P40"><text:span text:style-name="T47"/></text:p>
      <text:p text:style-name="P40"><text:span text:style-name="T47"/></text:p>
      <text:p text:style-name="P40"><text:span text:style-name="T47"/></text:p>
      <text:p text:style-name="P40"><text:span text:style-name="T47"/></text:p>
      <text:p text:style-name="P40"><text:span text:style-name="T47"/></text:p>
      <text:p text:style-name="P40"><text:span text:style-name="T47">Autres informations</text:span></text:p>
      <text:p text:style-name="P94"/>
      <text:p text:style-name="P94">Footer </text:p>
      <text:p text:style-name="P11">Toutes les pages devront posséder un footer avec lien vers page ‘mentions légales’, ‘plan du site’ …</text:p>
      <text:p text:style-name="P93">&gt; Définir la position la plus adéquate par rapport au template de la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bf200" officeooo:paragraph-rsid="001bf200" style:font-size-asian="10pt" style:font-size-complex="10pt"/>
    </style:style>
    <style:style style:name="MT1" style:family="text">
      <style:text-properties style:font-name="Source Code Pr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pécificités techniques SeecretSpot<text:tab/><text:tab/></text:span><text:span text:style-name="MT1"><text:page-number text:select-page="current">5</text:page-number></text:span><text:span text:style-name="MT1">/</text:span><text:span text:style-name="MT1"><text:page-count>7</text:page-count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49:26.092000000</meta:creation-date>
    <meta:generator>LibreOffice/5.4.3.2$Windows_X86_64 LibreOffice_project/92a7159f7e4af62137622921e809f8546db437e5</meta:generator>
    <dc:date>2018-02-20T16:53:48.863000000</dc:date>
    <meta:editing-duration>PT36M17S</meta:editing-duration>
    <meta:editing-cycles>6</meta:editing-cycles>
    <meta:document-statistic meta:table-count="0" meta:image-count="0" meta:object-count="0" meta:page-count="7" meta:paragraph-count="173" meta:word-count="1331" meta:character-count="7540" meta:non-whitespace-character-count="6432"/>
  </office:meta>
</office:document-meta>
</file>